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9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14.35pt"/>
    </style:style>
    <style:style style:name="co6" style:family="table-column">
      <style:table-column-properties fo:break-before="auto" style:column-width="7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mo1" table:style-name="ta1">
        <table:shapes>
          <draw:frame draw:z-index="0" draw:style-name="gr1" draw:text-style-name="P1" svg:width="453.51pt" svg:height="255.09pt" svg:x="241.85pt" svg:y="23.27pt">
            <loext:p draw:notify-on-update-of-ranges="Demo1.A1:Demo1.A7 Demo1.B1:Demo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African American alone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2">
          <table:table-cell office:value-type="string" calcext:value-type="string">
            <text:p>American Indian and Alaska Native alone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Asian alone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2">
          <table:table-cell office:value-type="string" calcext:value-type="string">
            <text:p>Native Hawaiian and Other Pacific Islander alone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 Two or More Races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White alone, not Hispanic or Latino</text:p>
          </table:table-cell>
          <table:table-cell office:value-type="percentage" office:value="0.626" calcext:value-type="percentage">
            <text:p>62.60%</text:p>
          </table:table-cell>
        </table:table-row>
        <table:table-row table:style-name="ro1">
          <table:table-cell table:style-name="Default"/>
          <table:table-cell table:formula="of:=SUM([.B1:.B7])" office:value-type="percentage" office:value="1.02" calcext:value-type="percentage">
            <text:p>102.00%</text:p>
          </table:table-cell>
        </table:table-row>
      </table:table>
      <table:table table:name="Demo_2" table:style-name="ta1">
        <table:shapes>
          <draw:frame draw:z-index="0" draw:style-name="gr1" draw:text-style-name="P1" svg:width="535.01pt" svg:height="300.93pt" svg:x="160.36pt" svg:y="23.27pt">
            <loext:p draw:notify-on-update-of-ranges="Demo_2.A1:Demo_2.A8 Demo_2.B1:Demo_2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African American alone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2">
          <table:table-cell office:value-type="string" calcext:value-type="string">
            <text:p>American Indian and Alaska Native alone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Asian alone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2">
          <table:table-cell office:value-type="string" calcext:value-type="string">
            <text:p>Native Hawaiian and Other Pacific Islander alone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 Two or More Races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White alone FEMALE (50.8%)</text:p>
          </table:table-cell>
          <table:table-cell table:formula="of:=0.626 * 0.508" office:value-type="percentage" office:value="0.318008" calcext:value-type="percentage">
            <text:p>31.80%</text:p>
          </table:table-cell>
        </table:table-row>
        <table:table-row table:style-name="ro1">
          <table:table-cell office:value-type="string" calcext:value-type="string">
            <text:p>White alone MALE (49.2%)</text:p>
          </table:table-cell>
          <table:table-cell table:formula="of:=0.626 *(1-0.508)" office:value-type="percentage" office:value="0.307992" calcext:value-type="percentage">
            <text:p>30.80%</text:p>
          </table:table-cell>
        </table:table-row>
        <table:table-row table:style-name="ro1">
          <table:table-cell table:style-name="Default"/>
          <table:table-cell table:formula="of:=SUM([.B1:.B8])" office:value-type="percentage" office:value="1.02" calcext:value-type="percentage">
            <text:p>102.00%</text:p>
          </table:table-cell>
        </table:table-row>
      </table:table>
      <table:table table:name="PPP" table:style-name="ta1">
        <table:shapes>
          <draw:frame draw:z-index="0" draw:style-name="gr1" draw:text-style-name="P1" svg:width="518.74pt" svg:height="346.88pt" svg:x="203.07pt" svg:y="0.65pt">
            <loext:p draw:notify-on-update-of-ranges="PPP.A2:PPP.A8 PPP.B1:PPP.B1 PPP.B2:PPP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PP_2" table:style-name="ta1">
        <table:shapes>
          <draw:frame draw:z-index="0" draw:style-name="gr1" draw:text-style-name="P1" svg:width="396.74pt" svg:height="213.79pt" svg:x="230.37pt" svg:y="99.92pt">
            <loext:p draw:notify-on-update-of-ranges="PPP_2.A2:PPP_2.A8 PPP_2.B1:PPP_2.B1 PPP_2.B2:PPP_2.B8 PPP_2.C1:PPP_2.C1 PPP_2.C2:PPP_2.C8 PPP_2.D1:PPP_2.D1 PPP_2.D2:PPP_2.D8 PPP_2.E1:PPP_2.E1 PPP_2.E2:PPP_2.E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Eve</text:p>
          </table:table-cell>
          <table:table-cell table:style-name="ce3" office:value-type="string" calcext:value-type="string">
            <text:p>Deena</text:p>
          </table:table-cell>
          <table:table-cell table:style-name="ce3" office:value-type="string" calcext:value-type="string">
            <text:p>Fred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 office:value-type="float" office:value="5" calcext:value-type="float">
            <text:p>5</text:p>
          </table:table-cell>
        </table:table-row>
      </table:table>
      <table:table table:name="Adam" table:style-name="ta1">
        <table:shapes>
          <draw:frame draw:z-index="0" draw:style-name="gr1" draw:text-style-name="P1" svg:width="518.74pt" svg:height="346.88pt" svg:x="203.07pt" svg:y="0.65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Gender 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ve" table:style-name="ta1">
        <table:shapes>
          <draw:frame draw:z-index="0" draw:style-name="gr1" draw:text-style-name="P1" svg:width="518.74pt" svg:height="346.88pt" svg:x="203.07pt" svg:y="0.65pt">
            <loext:p draw:notify-on-update-of-ranges="Eve.A2:Eve.A8 Eve.B1:Eve.B1 Eve.B2:Eve.B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Internal Gender 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xual Orienta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nic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table:formula="of:=7*0.78"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rank" table:style-name="ta1">
        <table:shapes>
          <draw:frame draw:z-index="0" draw:style-name="gr1" draw:text-style-name="P1" svg:width="492.35pt" svg:height="346.88pt" svg:x="229.75pt" svg:y="0.65pt">
            <loext:p draw:notify-on-update-of-ranges="Frank.A2:Frank.A8 Frank.B1:Frank.B1 Frank.B2:Frank.B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Georges" table:style-name="ta1">
        <table:shapes>
          <draw:frame draw:z-index="0" draw:style-name="gr1" draw:text-style-name="P1" svg:width="492.35pt" svg:height="346.88pt" svg:x="229.75pt" svg:y="0.65pt">
            <loext:p draw:notify-on-update-of-ranges="Georges.A2:Georges.A8 Georges.B1:Georges.B1 Georges.B2:Georges.B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lly" table:style-name="ta1">
        <table:shapes>
          <draw:frame draw:z-index="0" draw:style-name="gr1" draw:text-style-name="P1" svg:width="492.35pt" svg:height="346.88pt" svg:x="229.75pt" svg:y="0.65pt">
            <loext:p draw:notify-on-update-of-ranges="Shelly.A2:Shelly.A8 Shelly.B1:Shelly.B1 Shelly.B2:Shelly.B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Jessie" table:style-name="ta1">
        <table:shapes>
          <draw:frame draw:z-index="0" draw:style-name="gr1" draw:text-style-name="P1" svg:width="518.74pt" svg:height="346.88pt" svg:x="203.07pt" svg:y="0.65pt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sther" table:style-name="ta1">
        <table:shapes>
          <draw:frame draw:z-index="0" draw:style-name="gr1" draw:text-style-name="P1" svg:width="518.74pt" svg:height="346.88pt" svg:x="203.07pt" svg:y="0.65pt">
            <loext:p draw:notify-on-update-of-ranges="Esther.A2:Esther.A8 Esther.B1:Esther.B1 Esther.B2:Esther.B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21:50:48.5953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7:45:55.174885000</meta:creation-date>
    <dc:date>2015-09-26T23:38:22.960306000</dc:date>
    <meta:editing-duration>PT6H46M39S</meta:editing-duration>
    <meta:editing-cycles>28</meta:editing-cycles>
    <meta:generator>LibreOffice/5.0.1.2$MacOSX_X86_64 LibreOffice_project/81898c9f5c0d43f3473ba111d7b351050be20261</meta:generator>
    <meta:document-statistic meta:table-count="11" meta:cell-count="200" meta:object-count="1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83cm" svg:y="0.315cm" chart:style-name="ch2">
          <text:p>US Population 2013</text:p>
        </chart:title>
        <chart:legend chart:legend-position="end" svg:x="10.84cm" svg:y="2.111cm" style:legend-expansion="high" chart:style-name="ch3"/>
        <chart:plot-area chart:style-name="ch4" table:cell-range-address="Demo1.A1:Demo1.B7" chart:data-source-has-labels="column" svg:x="0.32cm" svg:y="1.288cm" svg:width="10.2cm" svg:height="7.532cm">
          <chartooo:coordinate-region svg:x="1.654cm" svg:y="1.289cm" svg:width="7.531cm" svg:height="7.531cm"/>
          <chart:axis chart:dimension="x" chart:name="primary-x" chart:style-name="ch5" chartooo:axis-type="auto">
            <chartooo:date-scale/>
            <chart:categories table:cell-range-address="Demo1.A1:Demo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1.B1:Demo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</text:p>
                <draw:g>
                  <svg:desc>Demo1.A1:Demo1.A7</svg:desc>
                </draw:g>
              </table:table-cell>
              <table:table-cell office:value-type="float" office:value="0.132">
                <text:p>0.132</text:p>
                <draw:g>
                  <svg:desc>Demo1.B1:Demo1.B7</svg:desc>
                </draw:g>
              </table:table-cell>
            </table:table-row>
            <table:table-row>
              <table:table-cell office:value-type="string">
                <text:p>American Indian and Alaska Native alone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and Other Pacific Islander alon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 Two or More Race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, not Hispanic or Latino</text:p>
              </table:table-cell>
              <table:table-cell office:value-type="float" office:value="0.626">
                <text:p>0.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5.982cm" svg:y="0.379cm" chart:style-name="ch2">
          <text:p>Georges'
 Personal Privilege Profile</text:p>
        </chart:title>
        <chart:legend chart:legend-position="end" svg:x="14.313cm" svg:y="5.82cm" style:legend-expansion="high" chart:style-name="ch3"/>
        <chart:plot-area chart:style-name="ch4" table:cell-range-address="Georges.A1:Georges.B8" chart:data-source-has-labels="both" svg:x="0.347cm" svg:y="1.932cm" svg:width="13.619cm" svg:height="10.062cm">
          <chartooo:coordinate-region svg:x="3.095cm" svg:y="3cm" svg:width="8.386cm" svg:height="8.386cm"/>
          <chart:axis chart:dimension="x" chart:name="primary-x" chart:style-name="ch5" chartooo:axis-type="auto">
            <chartooo:date-scale/>
            <chart:categories table:cell-range-address="Georges.A2:Georges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Georges.B2:Georges.B8" chart:label-cell-address="Georges.B1:Georges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Georges.B1:Georg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Georges.A2:Georges.A8</svg:desc>
                </draw:g>
              </table:table-cell>
              <table:table-cell office:value-type="float" office:value="10">
                <text:p>10</text:p>
                <draw:g>
                  <svg:desc>Georges.B2:Georges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" xlink:type="simple" chart:class="chart:filled-radar" chart:style-name="ch1">
        <chart:title svg:x="6.507cm" svg:y="0.379cm" chart:style-name="ch2">
          <text:p>Jessie's
Personal Privilege Profile</text:p>
        </chart:title>
        <chart:legend chart:legend-position="end" svg:x="15.244cm" svg:y="5.82cm" style:legend-expansion="high" chart:style-name="ch3"/>
        <chart:plot-area chart:style-name="ch4" chart:data-source-has-labels="both" svg:x="0.366cm" svg:y="1.932cm" svg:width="14.512cm" svg:height="10.062cm">
          <chartooo:coordinate-region svg:x="3.575cm" svg:y="3cm" svg:width="8.397cm" svg:height="8.397cm"/>
          <chart:axis chart:dimension="x" chart:name="primary-x" chart:style-name="ch5" chartooo:axis-type="auto">
            <chartooo:date-scale/>
            <chart:categories table:cell-range-address="local-table.$A$2:.$A$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local-table.$B$2:.$B$8" chart:label-cell-address="local-table.$B$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875cm" svg:height="10.617cm" xlink:href=".." xlink:type="simple" chart:class="chart:circle" chart:style-name="ch1">
        <chart:title svg:x="6.942cm" svg:y="0.37cm" chart:style-name="ch2">
          <text:p>US Population 2013
White alone split by gender</text:p>
        </chart:title>
        <chart:legend chart:legend-position="end" svg:x="12.643cm" svg:y="2.869cm" style:legend-expansion="high" chart:style-name="ch3"/>
        <chart:plot-area chart:style-name="ch4" table:cell-range-address="Demo_2.A1:Demo_2.B8" chart:data-source-has-labels="column" svg:x="0.377cm" svg:y="1.868cm" svg:width="11.889cm" svg:height="8.537cm">
          <chartooo:coordinate-region svg:x="2.053cm" svg:y="1.869cm" svg:width="8.536cm" svg:height="8.536cm"/>
          <chart:axis chart:dimension="x" chart:name="primary-x" chart:style-name="ch5" chartooo:axis-type="auto">
            <chartooo:date-scale/>
            <chart:categories table:cell-range-address="Demo_2.A1:Demo_2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_2.B1:Demo_2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</text:p>
                <draw:g>
                  <svg:desc>Demo_2.A1:Demo_2.A8</svg:desc>
                </draw:g>
              </table:table-cell>
              <table:table-cell office:value-type="float" office:value="0.132">
                <text:p>0.132</text:p>
                <draw:g>
                  <svg:desc>Demo_2.B1:Demo_2.B8</svg:desc>
                </draw:g>
              </table:table-cell>
            </table:table-row>
            <table:table-row>
              <table:table-cell office:value-type="string">
                <text:p>American Indian and Alaska Native alone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and Other Pacific Islander alon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 Two or More Race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 FEMALE (50.8%)</text:p>
              </table:table-cell>
              <table:table-cell office:value-type="float" office:value="0.318008">
                <text:p>0.318008</text:p>
              </table:table-cell>
            </table:table-row>
            <table:table-row>
              <table:table-cell office:value-type="string">
                <text:p>White alone MALE (49.2%)</text:p>
              </table:table-cell>
              <table:table-cell office:value-type="float" office:value="0.307992">
                <text:p>0.307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5.822cm" svg:y="0.379cm" chart:style-name="ch2">
          <text:p>Kojo's Personal Privilege Profile</text:p>
        </chart:title>
        <chart:legend chart:legend-position="end" svg:x="15.244cm" svg:y="5.82cm" style:legend-expansion="high" chart:style-name="ch3"/>
        <chart:plot-area chart:style-name="ch4" table:cell-range-address="PPP.A1:PPP.B8" chart:data-source-has-labels="both" svg:x="0.366cm" svg:y="1.416cm" svg:width="14.512cm" svg:height="10.578cm">
          <chartooo:coordinate-region svg:x="3.368cm" svg:y="2.519cm" svg:width="8.87cm" svg:height="8.87cm"/>
          <chart:axis chart:dimension="x" chart:name="primary-x" chart:style-name="ch5" chartooo:axis-type="auto">
            <chartooo:date-scale/>
            <chart:categories table:cell-range-address="PPP.A2:PPP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PPP.B2:PPP.B8" chart:label-cell-address="PPP.B1:PPP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PPP.B1:PP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PPP.A2:PPP.A8</svg:desc>
                </draw:g>
              </table:table-cell>
              <table:table-cell office:value-type="float" office:value="10">
                <text:p>10</text:p>
                <draw:g>
                  <svg:desc>PPP.B2:PPP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97cm" svg:height="7.543cm" xlink:href=".." xlink:type="simple" chart:class="chart:radar" chart:style-name="ch1">
        <chart:legend chart:legend-position="end" svg:x="11.621cm" svg:y="2.725cm" style:legend-expansion="high" chart:style-name="ch2"/>
        <chart:plot-area chart:style-name="ch3" table:cell-range-address="PPP_2.A1:PPP_2.E8" chart:data-source-has-labels="both" svg:x="0.279cm" svg:y="0.15cm" svg:width="11.063cm" svg:height="7.243cm">
          <chartooo:coordinate-region svg:x="2.78cm" svg:y="1.03cm" svg:width="5.79cm" svg:height="5.79cm"/>
          <chart:axis chart:dimension="x" chart:name="primary-x" chart:style-name="ch4" chartooo:axis-type="auto">
            <chartooo:date-scale/>
            <chart:categories table:cell-range-address="PPP_2.A2:PPP_2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PP_2.B2:PPP_2.B8" chart:label-cell-address="PPP_2.B1:PPP_2.B1" chart:class="chart:radar">
            <chart:data-point chart:repeated="7"/>
          </chart:series>
          <chart:series chart:style-name="ch7" chart:values-cell-range-address="PPP_2.C2:PPP_2.C8" chart:label-cell-address="PPP_2.C1:PPP_2.C1" chart:class="chart:radar">
            <chart:data-point chart:repeated="7"/>
          </chart:series>
          <chart:series chart:style-name="ch8" chart:values-cell-range-address="PPP_2.D2:PPP_2.D8" chart:label-cell-address="PPP_2.D1:PPP_2.D1" chart:class="chart:radar">
            <chart:data-point chart:repeated="7"/>
          </chart:series>
          <chart:series chart:style-name="ch9" chart:values-cell-range-address="PPP_2.E2:PPP_2.E8" chart:label-cell-address="PPP_2.E1:PPP_2.E1" chart:class="chart:rad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m</text:p>
                <draw:g>
                  <svg:desc>PPP_2.B1:PPP_2.B1</svg:desc>
                </draw:g>
              </table:table-cell>
              <table:table-cell office:value-type="string">
                <text:p>Eve</text:p>
                <draw:g>
                  <svg:desc>PPP_2.C1:PPP_2.C1</svg:desc>
                </draw:g>
              </table:table-cell>
              <table:table-cell office:value-type="string">
                <text:p>Deena</text:p>
                <draw:g>
                  <svg:desc>PPP_2.D1:PPP_2.D1</svg:desc>
                </draw:g>
              </table:table-cell>
              <table:table-cell office:value-type="string">
                <text:p>Fred</text:p>
                <draw:g>
                  <svg:desc>PPP_2.E1:PPP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PPP_2.A2:PPP_2.A8</svg:desc>
                </draw:g>
              </table:table-cell>
              <table:table-cell office:value-type="float" office:value="10">
                <text:p>10</text:p>
                <draw:g>
                  <svg:desc>PPP_2.B2:PPP_2.B8</svg:desc>
                </draw:g>
              </table:table-cell>
              <table:table-cell office:value-type="float" office:value="10">
                <text:p>10</text:p>
                <draw:g>
                  <svg:desc>PPP_2.C2:PPP_2.C8</svg:desc>
                </draw:g>
              </table:table-cell>
              <table:table-cell office:value-type="float" office:value="10">
                <text:p>10</text:p>
                <draw:g>
                  <svg:desc>PPP_2.D2:PPP_2.D8</svg:desc>
                </draw:g>
              </table:table-cell>
              <table:table-cell office:value-type="float" office:value="10">
                <text:p>10</text:p>
                <draw:g>
                  <svg:desc>PPP_2.E2:PPP_2.E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" xlink:type="simple" chart:class="chart:filled-radar" chart:style-name="ch1">
        <chart:title svg:x="6.507cm" svg:y="0.379cm" chart:style-name="ch2">
          <text:p>Adam's 
Personal Privilege Profile</text:p>
        </chart:title>
        <chart:legend chart:legend-position="end" svg:x="15.244cm" svg:y="5.82cm" style:legend-expansion="high" chart:style-name="ch3"/>
        <chart:plot-area chart:style-name="ch4" chart:data-source-has-labels="both" svg:x="0.366cm" svg:y="1.932cm" svg:width="14.512cm" svg:height="10.062cm">
          <chartooo:coordinate-region svg:x="3.575cm" svg:y="3cm" svg:width="8.397cm" svg:height="8.397cm"/>
          <chart:axis chart:dimension="x" chart:name="primary-x" chart:style-name="ch5" chartooo:axis-type="auto">
            <chartooo:date-scale/>
            <chart:categories table:cell-range-address="local-table.$A$2:.$A$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local-table.$B$2:.$B$8" chart:label-cell-address="local-table.$B$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6.507cm" svg:y="0.379cm" chart:style-name="ch2">
          <text:p>Eve's 
Personal Privilege Profile</text:p>
        </chart:title>
        <chart:legend chart:legend-position="end" svg:x="15.244cm" svg:y="5.82cm" style:legend-expansion="high" chart:style-name="ch3"/>
        <chart:plot-area chart:style-name="ch4" table:cell-range-address="Eve.A1:Eve.B8" chart:data-source-has-labels="both" svg:x="0.366cm" svg:y="1.932cm" svg:width="14.512cm" svg:height="10.062cm">
          <chartooo:coordinate-region svg:x="3.76cm" svg:y="3cm" svg:width="8.397cm" svg:height="8.397cm"/>
          <chart:axis chart:dimension="x" chart:name="primary-x" chart:style-name="ch5" chartooo:axis-type="auto">
            <chartooo:date-scale/>
            <chart:categories table:cell-range-address="Eve.A2:Eve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Eve.B2:Eve.B8" chart:label-cell-address="Eve.B1:Eve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Eve.B1:Ev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nal Gender ID</text:p>
                <draw:g>
                  <svg:desc>Eve.A2:Eve.A8</svg:desc>
                </draw:g>
              </table:table-cell>
              <table:table-cell office:value-type="float" office:value="10">
                <text:p>10</text:p>
                <draw:g>
                  <svg:desc>Eve.B2:Eve.B8</svg:desc>
                </draw:g>
              </table:table-cell>
            </table:table-row>
            <table:table-row>
              <table:table-cell office:value-type="string">
                <text:p>Sexual Orientatio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end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hnic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Family 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5.624cm" svg:y="0.379cm" chart:style-name="ch2">
          <text:p>Esther's Personal Privilege Profile</text:p>
        </chart:title>
        <chart:legend chart:legend-position="end" svg:x="15.244cm" svg:y="5.82cm" style:legend-expansion="high" chart:style-name="ch3"/>
        <chart:plot-area chart:style-name="ch4" table:cell-range-address="Esther.A2:Esther.B8 Esther.B1:Esther.B1" chart:data-source-has-labels="both" svg:x="0.366cm" svg:y="1.416cm" svg:width="14.512cm" svg:height="10.578cm">
          <chartooo:coordinate-region svg:x="3.338cm" svg:y="2.519cm" svg:width="8.87cm" svg:height="8.87cm"/>
          <chart:axis chart:dimension="x" chart:name="primary-x" chart:style-name="ch5" chartooo:axis-type="auto">
            <chartooo:date-scale/>
            <chart:categories table:cell-range-address="Esther.A2:Esther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Esther.B2:Esther.B8" chart:label-cell-address="Esther.B1:Esther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Esther.B1:Esth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Esther.A2:Esther.A8</svg:desc>
                </draw:g>
              </table:table-cell>
              <table:table-cell office:value-type="float" office:value="10">
                <text:p>10</text:p>
                <draw:g>
                  <svg:desc>Esther.B2:Esther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6.042cm" svg:y="0.379cm" chart:style-name="ch2">
          <text:p>Frank's
Personal Privilege Profile</text:p>
        </chart:title>
        <chart:legend chart:legend-position="end" svg:x="14.313cm" svg:y="5.82cm" style:legend-expansion="high" chart:style-name="ch3"/>
        <chart:plot-area chart:style-name="ch4" table:cell-range-address="Frank.A1:Frank.B8" chart:data-source-has-labels="both" svg:x="0.347cm" svg:y="1.932cm" svg:width="13.619cm" svg:height="10.062cm">
          <chartooo:coordinate-region svg:x="3.095cm" svg:y="3cm" svg:width="8.386cm" svg:height="8.386cm"/>
          <chart:axis chart:dimension="x" chart:name="primary-x" chart:style-name="ch5" chartooo:axis-type="auto">
            <chartooo:date-scale/>
            <chart:categories table:cell-range-address="Frank.A2:Frank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Frank.B2:Frank.B8" chart:label-cell-address="Frank.B1:Frank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Frank.B1:Fran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Frank.A2:Frank.A8</svg:desc>
                </draw:g>
              </table:table-cell>
              <table:table-cell office:value-type="float" office:value="10">
                <text:p>10</text:p>
                <draw:g>
                  <svg:desc>Frank.B2:Frank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5.982cm" svg:y="0.379cm" chart:style-name="ch2">
          <text:p>Shelly's
 Personal Privilege Profile</text:p>
        </chart:title>
        <chart:legend chart:legend-position="end" svg:x="14.313cm" svg:y="5.82cm" style:legend-expansion="high" chart:style-name="ch3"/>
        <chart:plot-area chart:style-name="ch4" table:cell-range-address="Shelly.A1:Shelly.B8" chart:data-source-has-labels="both" svg:x="0.347cm" svg:y="1.932cm" svg:width="13.619cm" svg:height="10.062cm">
          <chartooo:coordinate-region svg:x="3.095cm" svg:y="3cm" svg:width="8.386cm" svg:height="8.386cm"/>
          <chart:axis chart:dimension="x" chart:name="primary-x" chart:style-name="ch5" chartooo:axis-type="auto">
            <chartooo:date-scale/>
            <chart:categories table:cell-range-address="Shelly.A2:Shelly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Shelly.B2:Shelly.B8" chart:label-cell-address="Shelly.B1:Shelly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Shelly.B1:Shell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Shelly.A2:Shelly.A8</svg:desc>
                </draw:g>
              </table:table-cell>
              <table:table-cell office:value-type="float" office:value="0">
                <text:p>0</text:p>
                <draw:g>
                  <svg:desc>Shelly.B2:Shelly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